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25cm" fo:min-width="1.25cm" style:writing-mode="lr-tb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457cm" fo:min-width="0.207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color="#000000" draw:marker-end="Puntas_20_de_20_flecha_20_1" draw:marker-end-width="0.3cm" draw:fill="none" draw:textarea-vertical-align="middle"/>
    </style:style>
    <style:style style:name="gr4" style:family="graphic" style:parent-style-name="objectwithoutfill">
      <style:graphic-properties svg:stroke-color="#000000" draw:marker-end="Puntas_20_de_20_flecha_20_3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Puntas_20_de_20_flecha_20_5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1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14cm"/>
      <style:paragraph-properties style:writing-mode="lr-tb"/>
    </style:style>
    <style:style style:name="gr9" style:family="graphic" style:parent-style-name="objectwithoutfill">
      <style:graphic-properties svg:stroke-color="#000000" draw:fill="none" draw:textarea-vertical-align="middle"/>
    </style:style>
    <style:style style:name="gr10" style:family="graphic" style:parent-style-name="standard">
      <style:graphic-properties svg:stroke-color="#000000" draw:marker-end="Puntas_20_de_20_flecha_20_6" draw:fill="none" draw:textarea-horizontal-align="justify" draw:textarea-vertical-align="middle" draw:auto-grow-height="false" fo:min-height="1.25cm" fo:min-width="1.5cm" fo:wrap-option="wrap" style:writing-mode="lr-tb"/>
      <style:paragraph-properties style:writing-mode="lr-tb"/>
    </style:style>
    <style:style style:name="gr11" style:family="graphic" style:parent-style-name="standard">
      <style:graphic-properties svg:stroke-color="#000000" draw:marker-end="Puntas_20_de_20_flecha_20_6" draw:fill="none" draw:textarea-horizontal-align="justify" draw:textarea-vertical-align="middle" draw:auto-grow-height="false" fo:min-height="0.457cm" fo:min-width="0.207cm" fo:wrap-option="wrap" style:writing-mode="lr-tb"/>
      <style:paragraph-properties style:writing-mode="lr-tb"/>
    </style:style>
    <style:style style:name="gr12" style:family="graphic" style:parent-style-name="objectwithoutfill">
      <style:graphic-properties svg:stroke-color="#000000" draw:marker-end="Puntas_20_de_20_flecha_20_8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Puntas_20_de_20_flecha_20_9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end="Puntas_20_de_20_flecha_20_11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start="" draw:marker-end="Puntas_20_de_20_flecha_20_12" draw:marker-end-width="0.3cm" draw:fill="none" draw:textarea-vertical-align="middle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objectwithoutfill">
      <style:graphic-properties svg:stroke-color="#000000" draw:marker-start="" draw:marker-end="Puntas_20_de_20_flecha_20_13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.75cm" svg:height="1.5cm" svg:x="2cm" svg:y="3.962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0.999cm" svg:height="0.999cm" svg:x="5.251cm" svg:y="4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3.75cm" svg:y1="4.712cm" svg:x2="5.251cm" svg:y2="4.713cm" draw:start-shape="id1" draw:start-glue-point="1" draw:end-shape="id2" draw:end-glue-point="6" svg:d="M3750 4712h750v1h751" svg:viewBox="0 0 1502 2">
          <text:p/>
        </draw:connector>
        <draw:connector draw:style-name="gr4" draw:text-style-name="P3" draw:layer="layout" svg:x1="6.25cm" svg:y1="4.713cm" svg:x2="7.75cm" svg:y2="4.712cm" draw:start-shape="id2" draw:start-glue-point="10" svg:d="M6250 4713h1001v-1h499" svg:viewBox="0 0 1501 2">
          <text:p/>
        </draw:connector>
        <draw:line draw:style-name="gr5" draw:text-style-name="P3" xml:id="id7" draw:id="id7" draw:layer="layout" svg:x1="16cm" svg:y1="4.75cm" svg:x2="19.25cm" svg:y2="4.75cm">
          <text:p/>
        </draw:line>
        <draw:frame draw:style-name="gr6" draw:text-style-name="P4" draw:layer="layout" svg:width="1.184cm" svg:height="0.806cm" svg:x="4cm" svg:y="3.906cm">
          <draw:text-box>
            <text:p><text:span text:style-name="T1">n</text:span><text:span text:style-name="T1">e</text:span><text:span text:style-name="T1">t</text:span><text:span text:style-name="T1">0</text:span></text:p>
          </draw:text-box>
        </draw:frame>
        <draw:frame draw:style-name="gr7" draw:text-style-name="P5" draw:layer="layout" svg:width="0.875cm" svg:height="0.962cm" svg:x="10.786cm" svg:y="3.75cm">
          <draw:text-box>
            <text:p><text:span text:style-name="T2">+</text:span></text:p>
          </draw:text-box>
        </draw:frame>
        <draw:frame draw:style-name="gr8" draw:text-style-name="P6" draw:layer="layout" svg:width="0.714cm" svg:height="0.962cm" svg:x="11.036cm" svg:y="5.212cm">
          <draw:text-box>
            <text:p><text:span text:style-name="T3">-</text:span></text:p>
          </draw:text-box>
        </draw:frame>
        <draw:line draw:style-name="gr9" draw:text-style-name="P3" draw:layer="layout" svg:x1="2.25cm" svg:y1="5.001cm" svg:x2="2.75cm" svg:y2="5cm">
          <text:p/>
        </draw:line>
        <draw:line draw:style-name="gr9" draw:text-style-name="P3" draw:layer="layout" svg:x1="2.75cm" svg:y1="4.5cm" svg:x2="3.25cm" svg:y2="4.499cm">
          <text:p/>
        </draw:line>
        <draw:line draw:style-name="gr9" draw:text-style-name="P3" draw:layer="layout" svg:x1="2.75cm" svg:y1="5.001cm" svg:x2="2.75cm" svg:y2="4.5cm">
          <text:p/>
        </draw:line>
        <draw:custom-shape draw:style-name="gr10" draw:text-style-name="P2" xml:id="id3" draw:id="id3" draw:layer="layout" svg:width="2cm" svg:height="1.5cm" svg:x="7.75cm" svg:y="4cm">
          <text:p text:style-name="P1"><text:span text:style-name="T4">1</text:span></text:p>
          <text:p text:style-name="P1">s²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8.25cm" svg:y1="4.75cm" svg:x2="9.249cm" svg:y2="4.75cm">
          <text:p/>
        </draw:line>
        <draw:custom-shape draw:style-name="gr11" draw:text-style-name="P2" xml:id="id4" draw:id="id4" draw:layer="layout" svg:width="0.999cm" svg:height="0.999cm" svg:x="11.25cm" svg:y="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9.75cm" svg:y1="4.75cm" svg:x2="11.25cm" svg:y2="4.75cm" draw:start-shape="id3" draw:start-glue-point="1" draw:end-shape="id4" draw:end-glue-point="6" svg:d="M9750 4750h1500" svg:viewBox="0 0 1501 1">
          <text:p/>
        </draw:connector>
        <draw:custom-shape draw:style-name="gr10" draw:text-style-name="P2" xml:id="id5" draw:id="id5" draw:layer="layout" svg:width="2cm" svg:height="1.5cm" svg:x="9.5cm" svg:y="7.25cm">
          <text:p text:style-name="P1"><text:span text:style-name="T4">1</text:span></text:p>
          <text:p text:style-name="P1">5s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3" draw:layer="layout" svg:x1="10cm" svg:y1="8cm" svg:x2="10.999cm" svg:y2="8cm">
          <text:p/>
        </draw:line>
        <draw:connector draw:style-name="gr13" draw:text-style-name="P3" draw:layer="layout" svg:x1="9.5cm" svg:y1="8cm" svg:x2="5.751cm" svg:y2="5.212cm" draw:start-shape="id5" draw:start-glue-point="3" draw:end-shape="id2" draw:end-glue-point="8" svg:d="M9500 8000h-3749v-2788" svg:viewBox="0 0 3750 2789">
          <text:p/>
        </draw:connector>
        <draw:custom-shape draw:style-name="gr10" draw:text-style-name="P2" draw:layer="layout" svg:width="2cm" svg:height="1.5cm" svg:x="14cm" svg:y="4cm">
          <text:p text:style-name="P1"><text:span text:style-name="T4">1</text:span></text:p>
          <text:p text:style-name="P1">s+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3" draw:layer="layout" svg:x1="12.25cm" svg:y1="4.75cm" svg:x2="14cm" svg:y2="4.75cm">
          <text:p/>
        </draw:line>
        <draw:line draw:style-name="gr15" draw:text-style-name="P3" xml:id="id6" draw:id="id6" draw:layer="layout" svg:x1="11.75cm" svg:y1="6.25cm" svg:x2="11.75cm" svg:y2="5.25cm">
          <text:p/>
        </draw:line>
        <draw:connector draw:style-name="gr16" draw:text-style-name="P1" draw:layer="layout" draw:line-skew="3.05cm" svg:x1="11.75cm" svg:y1="6.25cm" svg:x2="16cm" svg:y2="4.75cm" draw:start-shape="id6" draw:start-glue-point="2" draw:end-shape="id7" svg:d="M11750 6250h5250v-1500h-1000" svg:viewBox="0 0 5251 1501">
          <text:p/>
        </draw:connector>
        <draw:line draw:style-name="gr9" draw:text-style-name="P3" draw:layer="layout" svg:x1="14.5cm" svg:y1="4.75cm" svg:x2="15.499cm" svg:y2="4.75cm">
          <text:p/>
        </draw:line>
        <draw:line draw:style-name="gr17" draw:text-style-name="P3" draw:layer="layout" svg:x1="17cm" svg:y1="8cm" svg:x2="11.5cm" svg:y2="8cm">
          <text:p/>
        </draw:line>
        <draw:line draw:style-name="gr9" draw:text-style-name="P3" draw:layer="layout" svg:x1="17cm" svg:y1="6.25cm" svg:x2="17cm" svg:y2="8cm">
          <text:p/>
        </draw:line>
        <draw:frame draw:style-name="gr6" draw:text-style-name="P4" draw:layer="layout" svg:width="1.184cm" svg:height="0.806cm" svg:x="6.5cm" svg:y="3.944cm">
          <draw:text-box>
            <text:p><text:span text:style-name="T1">net1</text:span></text:p>
          </draw:text-box>
        </draw:frame>
        <draw:frame draw:style-name="gr6" draw:text-style-name="P4" draw:layer="layout" svg:width="1.184cm" svg:height="0.806cm" svg:x="9.816cm" svg:y="3.944cm">
          <draw:text-box>
            <text:p><text:span text:style-name="T1">n</text:span><text:span text:style-name="T1">e</text:span><text:span text:style-name="T1">t</text:span><text:span text:style-name="T1">2</text:span></text:p>
          </draw:text-box>
        </draw:frame>
        <draw:frame draw:style-name="gr6" draw:text-style-name="P4" draw:layer="layout" svg:width="1.184cm" svg:height="0.806cm" svg:x="12.5cm" svg:y="3.944cm">
          <draw:text-box>
            <text:p><text:span text:style-name="T1">net3</text:span></text:p>
          </draw:text-box>
        </draw:frame>
        <draw:frame draw:style-name="gr6" draw:text-style-name="P4" draw:layer="layout" svg:width="1.184cm" svg:height="0.806cm" svg:x="16.5cm" svg:y="3.944cm">
          <draw:text-box>
            <text:p><text:span text:style-name="T1">net4</text:span></text:p>
          </draw:text-box>
        </draw:frame>
        <draw:frame draw:style-name="gr6" draw:text-style-name="P4" draw:layer="layout" svg:width="1.184cm" svg:height="0.806cm" svg:x="5.966cm" svg:y="5.949cm">
          <draw:text-box>
            <text:p><text:span text:style-name="T1">net5</text:span></text:p>
          </draw:text-box>
        </draw:frame>
        <draw:frame draw:style-name="gr7" draw:text-style-name="P5" draw:layer="layout" svg:width="0.875cm" svg:height="0.962cm" svg:x="4.811cm" svg:y="3.592cm">
          <draw:text-box>
            <text:p><text:span text:style-name="T2">+</text:span></text:p>
          </draw:text-box>
        </draw:frame>
        <draw:frame draw:style-name="gr8" draw:text-style-name="P6" draw:layer="layout" svg:width="0.714cm" svg:height="0.962cm" svg:x="5.061cm" svg:y="5.054cm">
          <draw:text-box>
            <text:p><text:span text:style-name="T3">-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13" draw:display-name="Puntas de flecha 13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7 20 13" svg:d="M0 20l10-13 10 13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23:11:34.439073567</meta:creation-date>
    <meta:editing-duration>P0D</meta:editing-duration>
    <meta:editing-cycles>1</meta:editing-cycles>
    <meta:generator>LibreOffice/7.5.5.2$Linux_X86_64 LibreOffice_project/50$Build-2</meta:generator>
    <meta:document-statistic meta:object-count="32"/>
  </office:meta>
</office:document-meta>
</file>